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1/09/2021</text:span></text:p>
      <text:p text:style-name="P9"/>
      <text:p text:style-name="P10">RECIBI CONFORME</text:p>
      <text:p text:style-name="P9"/>
      <text:p text:style-name="P11">CLIENTE: VARGAS COARI, JAVIER</text:p>
      <text:p text:style-name="P12">CANT. TOTAL DE CAJAS: 5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EL PEDREGAL</text:span></text:p>
      <text:p text:style-name="P5"/>
      <text:p text:style-name="P5">Recojo: <text:span text:style-name="T3">VARGAS COARI, JAVI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0:02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